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20000003F6B96847CB894087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nter" svg:font-family="Inter, Twemoji, 'Apple Color Emoji', 'Segoe UI Emoji', Arial, Helvetica, sans-serif, 'Noto Color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429b"/>
    </style:style>
    <style:style style:name="P2" style:family="paragraph" style:parent-style-name="Text_20_body">
      <style:text-properties style:font-name="Arial" fo:font-size="20pt" style:font-size-asian="20pt" style:font-size-complex="20pt"/>
    </style:style>
    <style:style style:name="P3" style:family="paragraph" style:parent-style-name="Heading_20_1">
      <style:text-properties style:font-name="Arial" fo:font-size="14pt" style:font-size-asian="14pt" style:font-size-complex="14pt"/>
    </style:style>
    <style:style style:name="P4" style:family="paragraph" style:parent-style-name="Heading_20_1">
      <style:paragraph-properties fo:margin-top="0cm" fo:margin-bottom="0.21cm" loext:contextual-spacing="false"/>
      <style:text-properties style:font-name="Arial" fo:font-size="14pt" style:font-size-asian="14pt" style:font-size-complex="14pt"/>
    </style:style>
    <style:style style:name="P5" style:family="paragraph" style:parent-style-name="Heading_20_1" style:master-page-name="MP0">
      <style:paragraph-properties style:page-number="auto" fo:break-before="page"/>
      <style:text-properties style:font-name="Arial" fo:font-size="20pt" style:font-size-asian="20pt" style:font-size-complex="20pt"/>
    </style:style>
    <style:style style:name="P6" style:family="paragraph" style:parent-style-name="Text_20_body">
      <style:text-properties style:font-name="Arial" fo:font-size="11pt" style:font-size-asian="11pt" style:font-size-complex="11pt"/>
    </style:style>
    <style:style style:name="P7" style:family="paragraph" style:parent-style-name="Text_20_body" style:list-style-name="L1">
      <style:text-properties style:font-name="Arial" fo:font-size="11pt" style:font-size-asian="11pt" style:font-size-complex="11pt"/>
    </style:style>
    <style:style style:name="P8" style:family="paragraph" style:parent-style-name="Text_20_body">
      <style:text-properties fo:color="#000000" style:font-name="Arial" fo:font-size="11pt" officeooo:paragraph-rsid="001a56ab" style:font-size-asian="11pt" style:font-size-complex="11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officeooo:rsid="0016e465" style:font-size-asian="10pt" style:font-name-complex="Arial2" style:font-size-complex="10pt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fo:font-variant="normal" fo:text-transform="none" fo:color="#2e2f32" style:font-name="Inter" fo:font-size="10.5pt" fo:letter-spacing="normal" fo:font-style="normal" fo:font-weight="normal"/>
    </style:style>
    <style:style style:name="T7" style:family="text">
      <style:text-properties fo:font-variant="normal" fo:text-transform="none" fo:color="#2e2f32" fo:font-size="10.5pt" fo:letter-spacing="normal" fo:font-style="normal" fo:font-weight="normal"/>
    </style:style>
    <style:style style:name="T8" style:family="text">
      <style:text-properties fo:font-variant="normal" fo:text-transform="none" fo:color="#2e2f32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font-name="Arial"/>
    </style:style>
    <style:style style:name="T11" style:family="text">
      <style:text-properties fo:color="#000000"/>
    </style:style>
    <style:style style:name="T12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<text:span text:style-name="T3">itel des WebQuests</text:span></text:h>
      <text:p text:style-name="P2"/>
      <text:h text:style-name="P4" text:outline-level="1"><text:bookmark text:name="DidaktischeTemplates-Rahmen"/>Rahmen</text:h>
      <text:p text:style-name="P8"><text:span text:style-name="T9">Als WebQuest wird eine angeleitete und aufgabenorientierte Internetrecherche bezeichnet, bei der die Zielsetzung des Auftrags klar hervorgeht und dazugehörige Recherchepfade angeboten werden.</text:span> </text:p>
      <text:p text:style-name="P8">Das Webquest als spezifische Lernmethode bezieht sich auf erwartbare Lernergebnisse, wenn die Aufgaben und damit verbundenen (Lern-)Ziele konkretisiert werden.</text:p>
      <text:p text:style-name="P6"><text:span text:style-name="T12">Geben Sie hier den konkreten Rahmen für die Aufgabenbearbeitung in Form eines Überblicks an. Die Zielsetzung, Dauer und Möglichkeiten der Er</text:span>gebnispräsentation sind, neben den angebotenen Weblinks, zentrale Angaben in einem Webquest. Diese Aspekte können aber durch beliebige weitere Angaben oder Reflexionsfragen ergänzt werden.</text:p>
      <text:list xml:id="list1081860379" text:style-name="L1">
        <text:list-item>
          <text:p text:style-name="P7">Ziel des Webquests (z.B. ist die Annäherung des Forschungsthemas X und der Identifikation eines zentralen Problems bzw. einer Anforderung)</text:p>
        </text:list-item>
        <text:list-item>
          <text:p text:style-name="P7">Bearbeitungsdauer (konkretes Datum)</text:p>
        </text:list-item>
        <text:list-item>
          <text:p text:style-name="P7">Ergebnispräsentation (z.B. Erarbeiten Sie ein Impulsbild, dass Ihre Motivation zum Forschungsgebiet verdeutlicht. Nutzen Sie ggf. gemeinfreie Bilder aus dem Internet)</text:p>
        </text:list-item>
      </text:list>
      <text:h text:style-name="P3" text:outline-level="1"><text:bookmark text:name="DidaktischeTemplates-Hinführung"/>Hinführung zum Themenfeld</text:h>
      <text:p text:style-name="P6">In diesem Bereich stellen Sie einführende Informationen für die Studierende zur Verfügung. Damit geben Sie einige Anhaltspunkte, welche thematischen Aspekte behandelt bzw. erarbeitet werden.</text:p>
      <text:h text:style-name="P3" text:outline-level="1"><text:bookmark text:name="DidaktischeTemplates-Informationsquellen"/><text:bookmark text:name="DidaktischeTemplates-Problemstellung"/>Informationsquellen</text:h>
      <text:p text:style-name="P6">Die Recherche soll durch eine fundierte und kuratierte Materialsammlung unterstützt werden.</text:p>
      <text:p text:style-name="P6">In diesem Bereich geben Sie ausgewählte URL-Quellen an. Je nach Themenfokus können hier unterschiedliche Textsorten verlinkt werden (z.B. Forenbeiträge, Zeitschriftenartikel bzw. Links zu Online-Ressourcen, Blogs, Homepages von Anbieter*innen, Kommentare, Gesetzesentscheidungen). </text:p>
      <text:p text:style-name="P6">Beachten Sie, dass die angegeben Quellen zugänglich sind und das die Links fehlerfrei sowie aktuell sind. Entweder können die Inhalte gleichwertig nebeneinanderstehen, oder sie werden aufeinander aufbauend (als Lernpfad) zusammengestellt.</text:p>
      <text:h text:style-name="P3" text:outline-level="1"><text:bookmark text:name="DidaktischeTemplates-HinweiseundHilfeste"/>Hinweise und Hilfestellungen</text:h>
      <text:p text:style-name="Standard"><text:span text:style-name="Absatz-Standardschriftart"><text:span text:style-name="T5">Nennen Sie hier Stolpersteine und geben Sie Hinweise, die bei der Bearbeitung der Aufgabe(n) unterstützen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nter" svg:font-family="Inter, Twemoji, 'Apple Color Emoji', 'Segoe UI Emoji', Arial, Helvetica, sans-serif, 'Noto Color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6429b"/>
    </style:style>
    <style:style style:name="MT1" style:family="text">
      <style:text-properties style:font-name="Arial1" fo:font-size="10pt" officeooo:rsid="0016e465" style:font-size-asian="10pt" style:font-name-complex="Arial2" style:font-size-complex="10pt"/>
    </style:style>
    <style:style style:name="MT2" style:family="text">
      <style:text-properties style:font-name="Arial1" fo:font-size="10pt" style:font-size-asian="10pt" style:font-name-complex="Arial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MT1"><text:s text:c="19"/></text:span><draw:frame draw:style-name="Mfr1" draw:name="Bild1" text:anchor-type="char" svg:x="0.395cm" svg:y="0.053cm" svg:width="1.743cm" svg:height="0.617cm" draw:z-index="0"><draw:image xlink:href="Pictures/10000000000000B20000003F6B96847CB894087C.png" xlink:type="simple" xlink:show="embed" xlink:actuate="onLoad" loext:mime-type="image/png"/></draw:frame><text:span text:style-name="MT1"><text:s text:c="5"/>D</text:span><text:span text:style-name="MT2">ie Vorlage ist lizenziert unter der Creative Commons Lizenz </text:span><text:a xlink:type="simple" xlink:href="https://creativecommons.org/publicdomain/zero/1.0/legalcode" text:style-name="Internet_20_link" text:visited-style-name="Visited_20_Internet_20_Link"><text:span text:style-name="MT2">CC 0 (1.0)</text:span></text:a><text:span text:style-name="MT2">. <text:line-break/> <text:s text:c="23"/>Weiterentwicklung ausdrücklich erlaubt.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6T19:10:19.957000000</meta:creation-date>
    <meta:editing-duration>P0D</meta:editing-duration>
    <meta:editing-cycles>1</meta:editing-cycles>
    <meta:generator>LibreOffice/6.4.5.2$Windows_X86_64 LibreOffice_project/a726b36747cf2001e06b58ad5db1aa3a9a1872d6</meta:generator>
    <meta:document-statistic meta:table-count="0" meta:image-count="1" meta:object-count="0" meta:page-count="1" meta:paragraph-count="17" meta:word-count="265" meta:character-count="2185" meta:non-whitespace-character-count="1889"/>
  </office:meta>
</office:document-meta>
</file>